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3.152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2.2516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917in" fo:break-before="auto" style:use-optimal-row-height="true"/>
    </style:style>
    <style:style style:name="ro3" style:family="table-row">
      <style:table-row-properties style:row-height="0.4272in" fo:break-before="auto" style:use-optimal-row-height="true"/>
    </style:style>
    <style:style style:name="ro4" style:family="table-row">
      <style:table-row-properties style:row-height="0.6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Bahnschrift SemiLight"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style:font-name="Bahnschrift SemiLight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Bahnschrift SemiLight" fo:font-weight="bold" style:font-weight-asian="bold" style:font-weight-complex="bold"/>
    </style:style>
    <style:style style:name="ce4" style:family="table-cell" style:parent-style-name="Default">
      <style:table-cell-properties fo:wrap-option="wrap" fo:border="0.74pt solid #000000"/>
      <style:text-properties style:font-name="Bahnschrift SemiLight"/>
    </style:style>
    <style:style style:name="T1" style:family="text">
      <style:text-properties style:font-name="Bahnschrift SemiLight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EMAC_MCU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J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 angled, maleDIN41612_2x32_B</text:p>
          </table:table-cell>
          <table:table-cell office:value-type="string" calcext:value-type="string">
            <text:p>DIN41612_B_2x32_Horizonta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card_Handle</text:p>
          </table:table-cell>
          <table:table-cell office:value-type="string" calcext:value-type="string">
            <text:p>EuroCard_Handle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601,U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A9515</text:p>
          </table:table-cell>
          <table:table-cell office:value-type="string" calcext:value-type="string">
            <text:p>SOIC-8_3.9x4.9mm_P1.27m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302,D303,D3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D3.0mm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 PI model 4</text:p>
          </table:table-cell>
          <table:table-cell office:value-type="string" calcext:value-type="string">
            <text:p>raspberrypi4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FB101,FB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e bead 100R, 1210, SMD</text:p>
          </table:table-cell>
          <table:table-cell office:value-type="string" calcext:value-type="string">
            <text:p>FB_1210_3225Metric_Pad1.42x2.65mm_HandSolde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01,L7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uctor 120uH_3A THT 16mm</text:p>
          </table:table-cell>
          <table:table-cell office:value-type="string" calcext:value-type="string">
            <text:p>16mm_Radial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W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ile switch_90_Degeree</text:p>
          </table:table-cell>
          <table:table-cell office:value-type="string" calcext:value-type="string">
            <text:p>SW_Tactile_SPST_Angled_PTS645Vx58-2LFS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U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c IC 74HC14D SOIC 14</text:p>
          </table:table-cell>
          <table:table-cell office:value-type="string" calcext:value-type="string">
            <text:p>SOIC-14_3.9x8.7mm_P1.27mm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U401,U501,U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ic IC 74HC245 SOIC 20W</text:p>
          </table:table-cell>
          <table:table-cell office:value-type="string" calcext:value-type="string">
            <text:p>SOIC-20W_7.5x12.8mm_P1.27mm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 1nF 1kV 1210, SMD</text:p>
          </table:table-cell>
          <table:table-cell office:value-type="string" calcext:value-type="string">
            <text:p>C_1210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201,C207,C301,C302,C303,C401,C501,C502,C601,C706,C7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pacitor 100nF 50V 0805 SMD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202,C203,C204,C205,C206,C208,C209,C210,C211,C212,C701,C702,C703,C704,C705,C707,C708,C709,C710,C7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or 10uF 16V 0805 SMD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fet 2N7002, SOT-23 SMD</text:p>
          </table:table-cell>
          <table:table-cell office:value-type="string" calcext:value-type="string">
            <text:p>SOT-2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01,R102,R701,R702,R703,R7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istor 1210 0R</text:p>
          </table:table-cell>
          <table:table-cell office:value-type="string" calcext:value-type="string">
            <text:p>R_121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Resistor 1210 </text:span>1M</text:p>
          </table:table-cell>
          <table:table-cell office:value-type="string" calcext:value-type="string">
            <text:p>R_1210</text:p>
          </table:table-cell>
          <table:table-cell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R201,R202,R203,R204,R205,R206,R207,R208,R209,R210,R211,R212,R213,R214,R215,R216,R217,R218,R219,R220,R221,R222,R223,R224,R225,R226,R227,R228,R229,R230,R231,R232,R233,R234,R235,R236,R237,R604,R70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sistor 0805 1% 100R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301,R302,R3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Resistor 0805 1% </text:span>0R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303,R304,R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istor 0805 1% 220R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307,R308,R309,R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 0805 1% 3k9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401,R402,R501,R502,R503,R5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Resistor 0805 1% </text:span>1k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601,R602,R606,R6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Resistor 0805 1% </text:span>1k8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603,R6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Resistor 0805 1% </text:span>4k7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U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PROM IC CAT24C32 SOIC 8</text:p>
          </table:table-cell>
          <table:table-cell office:value-type="string" calcext:value-type="string">
            <text:p>SOIC-8_3.9x4.9mm_P1.27m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07T21:38:12.658000000</dc:date>
    <meta:editing-duration>PT7H54M</meta:editing-duration>
    <meta:editing-cycles>1</meta:editing-cycles>
    <meta:document-statistic meta:table-count="1" meta:cell-count="125" meta:object-count="0"/>
    <meta:generator>LibreOffice/6.4.4.2$Windows_X86_64 LibreOffice_project/3d775be2011f3886db32dfd395a6a6d1ca2630ff</meta:generator>
  </office:meta>
</office:document-meta>
</file>